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5181in"/>
    </style:style>
    <style:style style:name="Table1.C" style:family="table-column">
      <style:table-column-properties style:column-width="3.3563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4.6875in" style:rel-column-width="6750*"/>
    </style:style>
    <style:style style:name="Table6.B" style:family="table-column">
      <style:table-column-properties style:column-width="2.5806in" style:rel-column-width="3716*"/>
    </style:style>
    <style:style style:name="Table6.A1" style:family="table-cell">
      <style:table-cell-properties style:vertical-align="middle" fo:padding="0.0201in" fo:border="none"/>
    </style:style>
    <style:style style:name="Table6.B1" style:family="table-cell">
      <style:table-cell-properties style:vertical-align="" fo:padding="0.0201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Standard">
      <style:text-properties officeooo:paragraph-rsid="016ef887"/>
    </style:style>
    <style:style style:name="P98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11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113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1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1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0d8f78" style:font-weight-asian="normal" style:font-weight-complex="normal"/>
    </style:style>
    <style:style style:name="T8" style:family="text">
      <style:text-properties style:text-underline-style="none" officeooo:rsid="00ab6867" style:font-size-asian="6pt"/>
    </style:style>
    <style:style style:name="T9" style:family="text">
      <style:text-properties style:text-underline-style="none" officeooo:rsid="00ab6867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77f120"/>
    </style:style>
    <style:style style:name="T13" style:family="text">
      <style:text-properties style:text-underline-style="none" officeooo:rsid="002611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ac69fe" style:font-weight-asian="normal" style:font-weight-complex="normal"/>
    </style:style>
    <style:style style:name="T16" style:family="text">
      <style:text-properties fo:font-weight="normal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08cb188"/>
    </style:style>
    <style:style style:name="T23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1" officeooo:rsid="012f9236"/>
    </style:style>
    <style:style style:name="T28" style:family="text">
      <style:text-properties style:font-name="Arial1" officeooo:rsid="00fd8749"/>
    </style:style>
    <style:style style:name="T29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1" officeooo:rsid="003bba78"/>
    </style:style>
    <style:style style:name="T32" style:family="text">
      <style:text-properties style:font-name-asian="Microsoft YaHei" style:font-name-complex="Mangal"/>
    </style:style>
    <style:style style:name="T33" style:family="text">
      <style:text-properties officeooo:rsid="004520e6" style:font-name-asian="Microsoft YaHei" style:font-name-complex="Mangal"/>
    </style:style>
    <style:style style:name="T34" style:family="text">
      <style:text-properties officeooo:rsid="00587dcc" style:font-name-asian="Microsoft YaHei" style:font-name-complex="Mangal"/>
    </style:style>
    <style:style style:name="T35" style:family="text">
      <style:text-properties officeooo:rsid="017481c4" style:font-name-asian="Microsoft YaHei" style:font-name-complex="Mangal"/>
    </style:style>
    <style:style style:name="T36" style:family="text">
      <style:text-properties officeooo:rsid="007255bf"/>
    </style:style>
    <style:style style:name="T3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officeooo:rsid="007cdda9" style:font-size-asian="6pt" style:font-size-complex="6pt"/>
    </style:style>
    <style:style style:name="T40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1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42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3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officeooo:rsid="007cdda9" style:font-name-asian="Microsoft YaHei" style:font-name-complex="Mangal"/>
    </style:style>
    <style:style style:name="T46" style:family="text">
      <style:text-properties fo:color="#000000" style:text-underline-style="none" fo:font-weight="bold" officeooo:rsid="007cdda9" style:font-weight-asian="bold" style:font-weight-complex="bold"/>
    </style:style>
    <style:style style:name="T47" style:family="text">
      <style:text-properties fo:color="#000000" style:text-underline-style="none" officeooo:rsid="007cdda9" style:font-size-asian="6pt"/>
    </style:style>
    <style:style style:name="T48" style:family="text">
      <style:text-properties fo:color="#000000" style:text-underline-style="none" officeooo:rsid="00ab6867" style:font-size-asian="6pt"/>
    </style:style>
    <style:style style:name="T49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50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5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size="6pt" officeooo:rsid="00ab6867" style:font-size-asian="6pt" style:font-size-complex="6pt"/>
    </style:style>
    <style:style style:name="T54" style:family="text">
      <style:text-properties fo:font-size="6pt" fo:font-weight="normal" style:font-size-asian="6pt" style:font-weight-asian="normal" style:font-size-complex="6pt" style:font-weight-complex="normal"/>
    </style:style>
    <style:style style:name="T5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6" style:family="text">
      <style:text-properties fo:font-size="6pt" fo:font-weight="normal" style:font-size-asian="5.25pt" style:font-weight-asian="normal" style:font-size-complex="6pt" style:font-weight-complex="normal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d9fb8f" style:font-size-asian="5.25pt" style:font-size-complex="6pt"/>
    </style:style>
    <style:style style:name="T59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60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61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2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3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4" style:family="text">
      <style:text-properties style:font-size-asian="8.75pt"/>
    </style:style>
    <style:style style:name="T65" style:family="text">
      <style:text-properties officeooo:rsid="01122dc7"/>
    </style:style>
    <style:style style:name="T66" style:family="text">
      <style:text-properties officeooo:rsid="007cdda9"/>
    </style:style>
    <style:style style:name="T67" style:family="text">
      <style:text-properties officeooo:rsid="00d9fb8f"/>
    </style:style>
    <style:style style:name="T68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9" style:family="text">
      <style:text-properties officeooo:rsid="004b90b4"/>
    </style:style>
    <style:style style:name="T7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71" style:family="text">
      <style:text-properties style:font-name="Arial" style:text-underline-style="none" officeooo:rsid="00ab6867" style:font-name-asian="Microsoft YaHei" style:font-name-complex="Mangal"/>
    </style:style>
    <style:style style:name="T72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3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5" style:family="text">
      <style:text-properties style:font-name="Arial" officeooo:rsid="00ab6867" style:font-name-asian="Microsoft YaHei" style:font-name-complex="Mangal"/>
    </style:style>
    <style:style style:name="T76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2"/>
            </table:table-cell>
            <table:table-cell table:style-name="Table1.A1" table:number-rows-spanned="2" office:value-type="string">
              <text:p text:style-name="P53"><text:span text:style-name="T54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5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63"><text:text-input text:description="&lt;_(&quot;VAT no.&quot;)&gt;">VAT no.</text:text-input></text:span><text:span text:style-name="T68"><text:s/>/ </text:span><text:span text:style-name="T8"><text:text-input text:description="&lt;setLang(o.company_id.partner_id.lang or 'en_US')&gt;">setCompLang</text:text-input></text:span><text:span text:style-name="T63"><text:text-input text:description="&lt;_(&quot;VAT no.&quot;)&gt;">VAT no.</text:text-input></text:span><text:span text:style-name="T8"><text:text-input text:description="&lt;setLang(o.partner_id.lang or 'en_US')&gt;">setPartLang</text:text-input></text:span><text:span text:style-name="T68"><text:text-input text:description="&lt;setLang(o.partner_id.lang or 'en_US')&gt;"/></text:span><text:span text:style-name="T68">: </text:span><text:span text:style-name="T23"><text:text-input text:description="&lt;(o.partner_id.vat or '')&gt;">VAT</text:text-input></text:span><text:span text:style-name="T47"><text:text-input text:description="&lt;/if&gt;">end if</text:text-input></text:span></text:p>
              <text:p text:style-name="P50"><text:span text:style-name="T47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1"><text:s/>/ </text:span><text:span text:style-name="T48"><text:text-input text:description="&lt;setLang(o.company_id.partner_id.lang or 'en_US')&gt;">setCompLang</text:text-input></text:span><text:span text:style-name="T50"><text:text-input text:description="&lt;_(&quot;PID&quot;)&gt;">PID</text:text-input></text:span><text:span text:style-name="T48"><text:text-input text:description="&lt;setLang(o.partner_id.lang or 'en_US')&gt;">setPartLang</text:text-input></text:span><text:span text:style-name="T51"><text:text-input text:description="&lt;setLang(o.partner_id.lang or 'en_US')&gt;"/></text:span><text:span text:style-name="T51">: </text:span><text:span text:style-name="T44"><text:text-input text:description="&lt;(o.partner_id.vat or '')&gt;">VAT</text:text-input></text:span><text:span text:style-name="T47"><text:text-input text:description="&lt;/if&gt;">end if</text:text-input></text:span></text:p>
              <text:p text:style-name="P59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0"><text:span text:style-name="T69"><text:text-input text:description="&lt;_(&quot;Issue date, time and place&quot;)&gt;">Issue date, time and place</text:text-input></text:span><text:span text:style-name="T69"><text:s/>/ </text:span></text:p>
            <text:p text:style-name="P40"><text:span text:style-name="T7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69">:</text:span></text:p>
            <text:p text:style-name="P40"><text:span text:style-name="T70"><text:text-input text:description="&lt;formatLang(o.invoicing_datetime or '',date_time=True)&gt;">invoicing_datetime</text:text-input></text:span><text:span text:style-name="T17">, </text:span><text:span text:style-name="T72"><text:text-input text:description="&lt;company.partner_id.city&gt;">City</text:text-input></text:span></text:p>
            <text:p text:style-name="P41"><text:span text:style-name="T34"><text:text-input text:description="&lt;_(&quot;Invoice date&quot;)&gt;">Invoice date</text:text-input></text:span><text:span text:style-name="T35"><text:s/>/ </text:span><text:span text:style-name="T7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34">:</text:span><text:span text:style-name="T18"> </text:span><text:span text:style-name="T18"><text:text-input text:description="&lt;formatLang(o.date_invoice or '',date=True)&gt;">date_invoice</text:text-input></text:span></text:p>
            <text:p text:style-name="P22"><text:span text:style-name="T76"><text:text-input text:description="&lt;_(&quot;Delivery date&quot;)&gt;">Delivery date</text:text-input></text:span><text:span text:style-name="T76"><text:s/>/ </text:span><text:span text:style-name="T73"><text:text-input text:description="&lt;setLang(o.company_id.partner_id.lang or 'en_US')&gt;">setCompLang</text:text-input></text:span><text:span text:style-name="T76"><text:text-input text:description="&lt;_(&quot;Delivery date&quot;)&gt;">Delivery date</text:text-input></text:span><text:span text:style-name="T73"><text:text-input text:description="&lt;setLang(o.partner_id.lang or 'en_US')&gt;">setPartLang</text:text-input></text:span><text:span text:style-name="T75"><text:text-input text:description="&lt;setLang(o.partner_id.lang or 'en_US')&gt;"/></text:span><text:span text:style-name="T76">: </text:span><text:span text:style-name="T16"><text:text-input text:description="&lt;formatLang(o.date_delivery or '',date=True)&gt;">Date Delivery</text:text-input></text:span></text:p>
            <text:p text:style-name="P60"><text:span text:style-name="T29"><text:text-input text:description="&lt;_(&quot;Due date&quot;)&gt;">Due date</text:text-input></text:span><text:span text:style-name="T30"><text:s/>/ </text:span><text:span text:style-name="T53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text-input text:description="&lt;if test=&quot;o.origin&quot;&gt;">test</text:text-input></text:p>
          </table:table-cell>
          <table:table-cell table:style-name="Table6.B1" table:number-rows-spanned="7" office:value-type="string">
            <text:p text:style-name="P30"><text:span text:style-name="T54"><text:text-input text:description="&lt;if test=&quot;len(o.payment_term.line_ids or '')&gt;1&quot; &gt;">test payment terms</text:text-input></text:span><text:span text:style-name="T14"><text:s/></text:span></text:p>
            <text:p text:style-name="P33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30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o.amount_total * 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text:span text:style-name="T15">(</text:span><text:span text:style-name="T15"><text:text-input text:description="&lt;formatLang(payment_line.value_amount * 100.00, digits=2) or '' &gt;">Percent</text:text-input></text:span><text:span text:style-name="T15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30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/text:p>
            <text:p text:style-name="P38"><text:text-input text:description="&lt;/if&gt;">end if</text:text-input></text:p>
            <text:p text:style-name="P35"><text:text-input text:description="&lt;/for&gt;">end For Payment Term</text:text-input></text:p>
            <text:p text:style-name="P30"><text:span text:style-name="T40"><text:text-input text:description="&lt;/if&gt;">end test</text:text-input></text:span><text:span text:style-name="T39"><text:text-input text:description="&lt;setLang(o.company_id.partner_id.lang or 'en_US')&gt;"/></text:span><text:span text:style-name="T14"><text:text-input text:description="&lt;formatLang(o.date_due or '',date=True)&gt;"/></text:span><text:span text:style-name="T39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98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3"><text:span text:style-name="T42"><text:text-input text:description="&lt;/if&gt;">endtest</text:text-input></text:span><text:span text:style-name="T43"><text:s/></text:span></text:p>
          </table:table-cell>
          <table:covered-table-cell/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  <table:covered-table-cell/>
        </table:table-row>
        <table:table-row>
          <table:table-cell table:style-name="Table6.A1" office:value-type="string">
            <text:p text:style-name="P46"><text:bookmark-start text:name="__DdeLink__17995_786286549"/><text:span text:style-name="T3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6">/</text:span><text:span text:style-name="T39"><text:text-input text:description="&lt;setLang(o.company_id.partner_id.lang or 'en_US')&gt;">set locale</text:text-input></text:span><text:span text:style-name="T36"><text:text-input text:description="&lt; o.state in ['proforma', 'proforma2'] and _(&quot;Proforma invoice number&quot;) or _(&quot;Invoice number&quot;) &gt;">Invoice number</text:text-input></text:span><text:span text:style-name="T39"><text:text-input text:description="&lt;setLang(o.partner_id.lang or 'en_US')&gt;">set locale</text:text-input></text:span>: <text:span text:style-name="T12"><text:text-input text:description="&lt;(o.number or '')&gt;">number</text:text-input></text:span></text:p>
          </table:table-cell>
          <table:covered-table-cell/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2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2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0"><text:span text:style-name="T4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85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3" office:value-type="string">
            <text:p text:style-name="P93"><text:text-input text:description="&lt;formatLang(line.quantity, digits=1) or ''&gt;">qty</text:text-input><text:s/><text:span text:style-name="T58"><text:text-input text:description="&lt;setLang(o.partner_id.lang or 'en_US')&gt;">setPartLang</text:text-input></text:span><text:span text:style-name="T67"><text:s/></text:span><text:span text:style-name="T67"><text:text-input text:description="&lt; (line.uom_id.name) or ''&gt;">uom2</text:text-input></text:span><text:span text:style-name="T67"><text:s/>/</text:span><text:span text:style-name="T58"><text:text-input text:description="&lt;setLang(o.company_id.partner_id.lang or 'en_US')&gt;">setCompLang</text:text-input></text:span><text:span text:style-name="T67"> </text:span><text:span text:style-name="T67"><text:text-input text:description="&lt; (line.uom_id.name) or ''&gt;">uom2</text:text-input></text:span></text:p>
          </table:table-cell>
          <table:table-cell table:style-name="Table3.B3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3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7"><text:text-input text:description="&lt;formatLang(line.discount, digits=3) or ''&gt;">disc</text:text-input></text:p>
          </table:table-cell>
          <table:table-cell table:style-name="Table3.B3" office:value-type="string">
            <text:p text:style-name="P28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45"><text:text-input text:description="&lt;setLang(o.partner_id.lang or 'en_US')&gt;">set locale</text:text-input></text:span><text:span text:style-name="T33"><text:text-input text:description="&lt;_(&quot;TOTAL&quot;)&gt;">TOTAL</text:text-input></text:span><text:span text:style-name="T33">:</text:span></text:p>
            <text:p text:style-name="P34"><text:span text:style-name="T45"><text:text-input text:description="&lt;setLang(o.company_id.partner_id.lang or 'en_US')&gt;">set locale</text:text-input></text:span><text:span text:style-name="T33"><text:text-input text:description="&lt;_(&quot;TOTAL&quot;)&gt;">TOTAL</text:text-input></text:span><text:span text:style-name="T33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1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38"><text:text-input text:description="&lt;setLang(o.partner_id.lang or 'en_US')&gt;">set locale</text:text-input></text:span><text:text-input text:description="&lt;_(&quot;Taxes&quot;)&gt;">_Taxes</text:text-input>/<text:span text:style-name="T3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38"><text:text-input text:description="&lt;setLang(o.partner_id.lang or 'en_US')&gt;">set locale</text:text-input></text:span><text:text-input text:description="&lt;_(&quot;Base amount&quot;)&gt;">_Base amount</text:text-input>/<text:span text:style-name="T3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38"><text:text-input text:description="&lt;setLang(o.partner_id.lang or 'en_US')&gt;">set locale</text:text-input></text:span><text:text-input text:description="&lt;_(&quot;Tax Amount&quot;)&gt;">_Tax Amount</text:text-input>/<text:span text:style-name="T3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72"><text:span text:style-name="T3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8"><text:text-input text:description="&lt;/for&gt;">End For line</text:text-input></text:p>
          </table:table-cell>
        </table:table-row>
      </table:table>
      <text:p text:style-name="P9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7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7"><text:span text:style-name="T55"><text:text-input text:description="&lt;setLang(o.partner_id.lang or 'en_US')&gt;"/></text:span><text:span text:style-name="T55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3"><text:s/>/ </text:span><text:span text:style-name="T59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60"><text:text-input text:description="&lt;setLang(o.partner_id.lang or 'en_US')&gt;">setPartLang</text:text-input></text:span><text:span text:style-name="T4">:</text:span><text:span text:style-name="T6"> </text:span><text:span text:style-name="T7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0"><text:span text:style-name="T41"/></text:p>
          </table:table-cell>
          <table:table-cell table:style-name="Table5.A1" office:value-type="string">
            <text:p text:style-name="P57"/>
          </table:table-cell>
        </table:table-row>
        <table:table-row table:style-name="Table5.3">
          <table:table-cell table:style-name="Table5.A1" table:number-rows-spanned="2" office:value-type="string">
            <text:p text:style-name="P90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<text:s/>/ <text:span text:style-name="T5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4"><text:text-input text:description="&lt;setLang(o.partner_id.lang or 'en_US')&gt;">setPartLang</text:text-input></text:span>:</text:p>
            <text:p text:style-name="P89"><text:span text:style-name="T52"><text:text-input text:description="&lt;if test=&quot;o.partner_bank_id.state=='iban'&quot;&gt;">if_iban</text:text-input></text:span><text:text-input text:description="&lt;_(&quot;IBAN:&quot;)&gt;">IBAN</text:text-input><text:span text:style-name="T52"><text:text-input text:description="&lt;/if&gt;">end_if</text:text-input></text:span><text:span text:style-name="T52"><text:text-input text:description="&lt;if test=&quot;o.partner_bank_id.state=='bank'&quot;&gt;">if_bank_account</text:text-input></text:span><text:text-input text:description="&lt;_('Bank account')&gt;">bank_account</text:text-input><text:span text:style-name="T52"><text:text-input text:description="&lt;/if&gt;">end_if</text:text-input></text:span><text:s/>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3"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86"><text:span text:style-name="T14"><text:text-input text:description="&lt;_(&quot;SWIFT:&quot;)&gt;">_SWIFT</text:text-input></text:span><text:s/><text:span text:style-name="T14"><text:text-input text:description="&lt;o.partner_bank_id.bank.bic or ''&gt;">bank_bic</text:text-input></text:span></text:p>
            <text:p text:style-name="P91"><text:span text:style-name="T65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1"><text:span text:style-name="T20"><text:text-input text:description="&lt;_(&quot;VAT no.&quot;)&gt;">VAT no.</text:text-input></text:span><text:span text:style-name="T20"><text:s/>/ </text:span><text:span text:style-name="T53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8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2"><text:span text:style-name="T19"><text:text-input text:description="&lt; _('End user')&gt;">End user</text:text-input></text:span><text:s/>/ <text:span text:style-name="T57"><text:text-input text:description="&lt;setLang(o.company_id.partner_id.lang or 'en_US')&gt;">setCompLang</text:text-input></text:span><text:span text:style-name="T57"><text:text-input text:description="&lt;setLang(o.company_id.partner_id.lang or 'en_US')&gt;"/></text:span><text:span text:style-name="T19"><text:text-input text:description="&lt; _('End user')&gt;">End user</text:text-input></text:span><text:span text:style-name="T57"><text:text-input text:description="&lt;setLang(o.partner_id.lang or 'en_US')&gt;">setPartLang</text:text-input></text:span><text:span text:style-name="T19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61"><text:text-input text:description="&lt;_(&quot;Responsible person&quot;)&gt;">Responsible person</text:text-input></text:span><text:span text:style-name="T61"><text:s/>/ </text:span><text:span text:style-name="T3"><text:text-input text:description="&lt;setLang(o.company_id.partner_id.lang or 'en_US')&gt;">setCompLang</text:text-input></text:span><text:span text:style-name="T62"><text:text-input text:description="&lt;_(&quot;Responsible person&quot;)&gt;">Responsible person</text:text-input></text:span><text:span text:style-name="T62"><text:s/></text:span><text:span text:style-name="T3"><text:text-input text:description="&lt;setLang(o.partner_id.lang or 'en_US')&gt;">setPartLang</text:text-input></text:span></text:p>
            <text:p text:style-name="P95"><text:span text:style-name="T14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5.A6" office:value-type="string">
            <text:p text:style-name="P94"><text:text-input text:description="&lt;if test=&quot;company.partner_id.country_id.code in ['HR','RS','BA']&quot; &gt;">if show fiscal data</text:text-input></text:p>
            <text:p text:style-name="P96"><text:span text:style-name="T5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6"><text:text-input text:description="&lt;setLang(o.company_id.partner_id.lang or 'en_US')&gt;">setCompLang</text:text-input></text:span><text:span text:style-name="T64"><text:text-input text:description="&lt; o.state in ['proforma', 'proforma2'] and _(&quot;Proforma invoice created&quot;) or _(&quot;Invoice created&quot;) &gt;">Invoice created</text:text-input></text:span><text:span text:style-name="T56"><text:text-input text:description="&lt;setLang(o.partner_id.lang or 'en_US')&gt;">setPartLang</text:text-input></text:span><text:span text:style-name="T56"><text:s/></text:span></text:p>
            <text:p text:style-name="P17"><text:text-input text:description="&lt;company.invoice_issuer.name or ''&gt;">accountant</text:text-input></text:p>
            <text:p text:style-name="P1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0T14:25:48.242624197</dc:date>
    <meta:editing-duration>P1DT23H16M55S</meta:editing-duration>
    <meta:editing-cycles>328</meta:editing-cycles>
    <meta:generator>LibreOffice/6.1.4.2$Linux_X86_64 LibreOffice_project/10$Build-2</meta:generator>
    <meta:document-statistic meta:table-count="8" meta:image-count="0" meta:object-count="0" meta:page-count="2" meta:paragraph-count="115" meta:word-count="847" meta:character-count="2653" meta:non-whitespace-character-count="2446"/>
  </office:meta>
</office:document-meta>
</file>